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,0785389196</text:p>
          </table:table-cell>
          <table:table-cell office:value-type="float" office:value="0.260837904752658" calcext:value-type="float">
            <text:p>0,2608379048</text:p>
          </table:table-cell>
          <table:table-cell office:value-type="float" office:value="0.14702353201929" calcext:value-type="float">
            <text:p>0,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,0502113708</text:p>
          </table:table-cell>
          <table:table-cell office:value-type="float" office:value="0.190429956146738" calcext:value-type="float">
            <text:p>0,1904299561</text:p>
          </table:table-cell>
          <table:table-cell office:value-type="float" office:value="0.103597441208166" calcext:value-type="float">
            <text:p>0,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,0495895541</text:p>
          </table:table-cell>
          <table:table-cell office:value-type="float" office:value="0.174636309205948" calcext:value-type="float">
            <text:p>0,1746363092</text:p>
          </table:table-cell>
          <table:table-cell office:value-type="float" office:value="0.0902990607063427" calcext:value-type="float">
            <text:p>0,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,0852197736</text:p>
          </table:table-cell>
          <table:table-cell office:value-type="float" office:value="0.272553683835785" calcext:value-type="float">
            <text:p>0,2725536838</text:p>
          </table:table-cell>
          <table:table-cell office:value-type="float" office:value="0.155415268680785" calcext:value-type="float">
            <text:p>0,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,05555241</text:p>
          </table:table-cell>
          <table:table-cell office:value-type="float" office:value="0.206870883699856" calcext:value-type="float">
            <text:p>0,2068708837</text:p>
          </table:table-cell>
          <table:table-cell office:value-type="float" office:value="0.11393043571303" calcext:value-type="float">
            <text:p>0,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,0528426458</text:p>
          </table:table-cell>
          <table:table-cell office:value-type="float" office:value="0.184021878084697" calcext:value-type="float">
            <text:p>0,1840218781</text:p>
          </table:table-cell>
          <table:table-cell office:value-type="float" office:value="0.0969023944727651" calcext:value-type="float">
            <text:p>0,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,0876878836</text:p>
          </table:table-cell>
          <table:table-cell office:value-type="float" office:value="0.276485913555674" calcext:value-type="float">
            <text:p>0,2764859136</text:p>
          </table:table-cell>
          <table:table-cell office:value-type="float" office:value="0.158403582919988" calcext:value-type="float">
            <text:p>0,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,0629244535</text:p>
          </table:table-cell>
          <table:table-cell office:value-type="float" office:value="0.215447351813195" calcext:value-type="float">
            <text:p>0,2154473518</text:p>
          </table:table-cell>
          <table:table-cell office:value-type="float" office:value="0.119158074944781" calcext:value-type="float">
            <text:p>0,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,0552276413</text:p>
          </table:table-cell>
          <table:table-cell office:value-type="float" office:value="0.191675971325469" calcext:value-type="float">
            <text:p>0,1916759713</text:p>
          </table:table-cell>
          <table:table-cell office:value-type="float" office:value="0.101740253586359" calcext:value-type="float">
            <text:p>0,101740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,0903257366</text:p>
          </table:table-cell>
          <table:table-cell office:value-type="float" office:value="0.280725601566419" calcext:value-type="float">
            <text:p>0,2807256016</text:p>
          </table:table-cell>
          <table:table-cell office:value-type="float" office:value="0.16094861780913" calcext:value-type="float">
            <text:p>0,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,0633220056</text:p>
          </table:table-cell>
          <table:table-cell office:value-type="float" office:value="0.221208149262909" calcext:value-type="float">
            <text:p>0,2212081493</text:p>
          </table:table-cell>
          <table:table-cell office:value-type="float" office:value="0.121962963246028" calcext:value-type="float">
            <text:p>0,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,0554957621</text:p>
          </table:table-cell>
          <table:table-cell office:value-type="float" office:value="0.194265093774779" calcext:value-type="float">
            <text:p>0,1942650938</text:p>
          </table:table-cell>
          <table:table-cell office:value-type="float" office:value="0.103352873290891" calcext:value-type="float">
            <text:p>0,1033528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3" office:value-type="float" office:value="0.0895989107891598" calcext:value-type="float">
            <text:p>0,0895989108</text:p>
          </table:table-cell>
          <table:table-cell office:value-type="float" office:value="0.279544314448921" calcext:value-type="float">
            <text:p>0,2795443144</text:p>
          </table:table-cell>
          <table:table-cell office:value-type="float" office:value="0.161132043747086" calcext:value-type="float">
            <text:p>0,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,0618945362</text:p>
          </table:table-cell>
          <table:table-cell table:number-columns-repeated="2" office:value-type="float" office:value="0.219023577196304" calcext:value-type="float">
            <text:p>0,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,0554989781</text:p>
          </table:table-cell>
          <table:table-cell office:value-type="float" office:value="0.193067624641973" calcext:value-type="float">
            <text:p>0,1930676246</text:p>
          </table:table-cell>
          <table:table-cell office:value-type="float" office:value="0.103757938903877" calcext:value-type="float">
            <text:p>0,1037579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,0905563827</text:p>
          </table:table-cell>
          <table:table-cell office:value-type="float" office:value="0.280045956923475" calcext:value-type="float">
            <text:p>0,2800459569</text:p>
          </table:table-cell>
          <table:table-cell office:value-type="float" office:value="0.161651750571295" calcext:value-type="float">
            <text:p>0,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,0652826056</text:p>
          </table:table-cell>
          <table:table-cell office:value-type="float" office:value="0.220835962910821" calcext:value-type="float">
            <text:p>0,2208359629</text:p>
          </table:table-cell>
          <table:table-cell office:value-type="float" office:value="0.123285158548795" calcext:value-type="float">
            <text:p>0,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,0546233093</text:p>
          </table:table-cell>
          <table:table-cell office:value-type="float" office:value="0.193617813162451" calcext:value-type="float">
            <text:p>0,1936178132</text:p>
          </table:table-cell>
          <table:table-cell office:value-type="float" office:value="0.104445786171213" calcext:value-type="float">
            <text:p>0,104445786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,0820416217</text:p>
          </table:table-cell>
          <table:table-cell office:value-type="float" office:value="0.258167872226807" calcext:value-type="float">
            <text:p>0,2581678722</text:p>
          </table:table-cell>
          <table:table-cell office:value-type="float" office:value="0.147818377750434" calcext:value-type="float">
            <text:p>0,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,0495895732</text:p>
          </table:table-cell>
          <table:table-cell office:value-type="float" office:value="0.18220949237018" calcext:value-type="float">
            <text:p>0,1822094924</text:p>
          </table:table-cell>
          <table:table-cell office:value-type="float" office:value="0.0997989957429897" calcext:value-type="float">
            <text:p>0,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,0570186075</text:p>
          </table:table-cell>
          <table:table-cell office:value-type="float" office:value="0.186643364564623" calcext:value-type="float">
            <text:p>0,1866433646</text:p>
          </table:table-cell>
          <table:table-cell office:value-type="float" office:value="0.0964361868804598" calcext:value-type="float">
            <text:p>0,096436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,0890144941</text:p>
          </table:table-cell>
          <table:table-cell office:value-type="float" office:value="0.269996925417092" calcext:value-type="float">
            <text:p>0,2699969254</text:p>
          </table:table-cell>
          <table:table-cell office:value-type="float" office:value="0.155613980113571" calcext:value-type="float">
            <text:p>0,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,0607908073</text:p>
          </table:table-cell>
          <table:table-cell office:value-type="float" office:value="0.203812482806609" calcext:value-type="float">
            <text:p>0,2038124828</text:p>
          </table:table-cell>
          <table:table-cell office:value-type="float" office:value="0.112294887766254" calcext:value-type="float">
            <text:p>0,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,0664586255</text:p>
          </table:table-cell>
          <table:table-cell office:value-type="float" office:value="0.208861271582763" calcext:value-type="float">
            <text:p>0,2088612716</text:p>
          </table:table-cell>
          <table:table-cell office:value-type="float" office:value="0.110705196303967" calcext:value-type="float">
            <text:p>0,11070519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,094937938</text:p>
          </table:table-cell>
          <table:table-cell office:value-type="float" office:value="0.273961519167597" calcext:value-type="float">
            <text:p>0,2739615192</text:p>
          </table:table-cell>
          <table:table-cell office:value-type="float" office:value="0.154719778666035" calcext:value-type="float">
            <text:p>0,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,0690820839</text:p>
          </table:table-cell>
          <table:table-cell office:value-type="float" office:value="0.211952036506627" calcext:value-type="float">
            <text:p>0,2119520365</text:p>
          </table:table-cell>
          <table:table-cell office:value-type="float" office:value="0.114633568475195" calcext:value-type="float">
            <text:p>0,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,0603913563</text:p>
          </table:table-cell>
          <table:table-cell office:value-type="float" office:value="0.19318089874913" calcext:value-type="float">
            <text:p>0,1931808987</text:p>
          </table:table-cell>
          <table:table-cell office:value-type="float" office:value="0.100333988062029" calcext:value-type="float">
            <text:p>0,1003339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,1090631377</text:p>
          </table:table-cell>
          <table:table-cell office:value-type="float" office:value="0.292311924527081" calcext:value-type="float">
            <text:p>0,2923119245</text:p>
          </table:table-cell>
          <table:table-cell office:value-type="float" office:value="0.162362526080876" calcext:value-type="float">
            <text:p>0,1623625261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,081019349</text:p>
          </table:table-cell>
          <table:table-cell office:value-type="float" office:value="0.219169215334078" calcext:value-type="float">
            <text:p>0,2191692153</text:p>
          </table:table-cell>
          <table:table-cell office:value-type="float" office:value="0.115466627943413" calcext:value-type="float">
            <text:p>0,11546662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,0762277059</text:p>
          </table:table-cell>
          <table:table-cell office:value-type="float" office:value="0.213230415715973" calcext:value-type="float">
            <text:p>0,2132304157</text:p>
          </table:table-cell>
          <table:table-cell office:value-type="float" office:value="0.11031541618581" calcext:value-type="float">
            <text:p>0,1103154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 style:data-style-name="N2" text:time-value="17:25:17.6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7T17:27:51.132000000</dc:date>
    <meta:editing-duration>P2DT6H44M36S</meta:editing-duration>
    <meta:editing-cycles>202</meta:editing-cycles>
    <meta:generator>LibreOffice/4.3.7.2$Windows_x86 LibreOffice_project/8a35821d8636a03b8bf4e15b48f59794652c68ba</meta:generator>
    <meta:document-statistic meta:table-count="8" meta:cell-count="1683" meta:object-count="0"/>
  </office:meta>
</office:document-meta>
</file>